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A0000003841F340B96.png" manifest:media-type="image/png"/>
  <manifest:file-entry manifest:full-path="Pictures/10000000000001E60000009ABE2233BF.png" manifest:media-type="image/png"/>
  <manifest:file-entry manifest:full-path="Pictures/100000000000028C000001215EFBB660.png" manifest:media-type="image/png"/>
  <manifest:file-entry manifest:full-path="Pictures/10000000000001ED000000E9C6E2334B.png" manifest:media-type="image/png"/>
  <manifest:file-entry manifest:full-path="Pictures/10000000000001F8000000D83859FC40.png" manifest:media-type="image/png"/>
  <manifest:file-entry manifest:full-path="Pictures/100000000000018C000001B683F1C207.png" manifest:media-type="image/png"/>
  <manifest:file-entry manifest:full-path="Pictures/10000000000001ED000000CB300FE9A5.png" manifest:media-type="image/png"/>
  <manifest:file-entry manifest:full-path="Pictures/10000000000001E6000000E7CA89773B.png" manifest:media-type="image/png"/>
  <manifest:file-entry manifest:full-path="Pictures/100000000000056000000100087EEACD.png" manifest:media-type="image/png"/>
  <manifest:file-entry manifest:full-path="Pictures/1000000000000378000000D866279204.png" manifest:media-type="image/png"/>
  <manifest:file-entry manifest:full-path="Pictures/10000000000002EB000000E78F136E6A.png" manifest:media-type="image/png"/>
  <manifest:file-entry manifest:full-path="Pictures/1000000000000289000001286D498D51.png" manifest:media-type="image/png"/>
  <manifest:file-entry manifest:full-path="Pictures/100000000000022E0000009CA5924979.png" manifest:media-type="image/png"/>
  <manifest:file-entry manifest:full-path="Pictures/10000000000002E5000000DDAD9692B6.png" manifest:media-type="image/png"/>
  <manifest:file-entry manifest:full-path="Pictures/10000000000001E60000009E04AA760D.png" manifest:media-type="image/png"/>
  <manifest:file-entry manifest:full-path="Pictures/10000000000003BA000000DD73F1F866.png" manifest:media-type="image/png"/>
  <manifest:file-entry manifest:full-path="Pictures/10000000000005A00000036B3F5CD290.png" manifest:media-type="image/png"/>
  <manifest:file-entry manifest:full-path="Pictures/1000000000000181000001702F0897D6.png" manifest:media-type="image/png"/>
  <manifest:file-entry manifest:full-path="Pictures/100000000000022600000135557B3A8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 svg:font-family="arial, helvetica, clean, sans-serif"/>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17.013cm" fo:margin-left="0cm" fo:margin-right="-0.011cm" style:page-number="auto" table:align="margins" style:writing-mode="lr-tb"/>
    </style:style>
    <style:style style:name="Tabla5.A" style:family="table-column">
      <style:table-column-properties style:column-width="1.614cm" style:rel-column-width="6217*"/>
    </style:style>
    <style:style style:name="Tabla5.C" style:family="table-column">
      <style:table-column-properties style:column-width="3.445cm" style:rel-column-width="13270*"/>
    </style:style>
    <style:style style:name="Tabla5.D" style:family="table-column">
      <style:table-column-properties style:column-width="3.447cm" style:rel-column-width="13276*"/>
    </style:style>
    <style:style style:name="Tabla5.F" style:family="table-column">
      <style:table-column-properties style:column-width="3.447cm" style:rel-column-width="13279*"/>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style:font-name="Arial" fo:font-size="12pt" style:font-name-asian="Times New Roman" style:font-size-asian="12pt" style:font-name-complex="Times New Roman" style:font-size-complex="12pt"/>
    </style:style>
    <style:style style:name="P3" style:family="paragraph" style:parent-style-name="header">
      <style:paragraph-properties style:writing-mode="lr-tb"/>
      <style:text-properties style:font-name="Arial" style:font-name-complex="Times New Roman" style:font-size-complex="12pt"/>
    </style:style>
    <style:style style:name="P4" style:family="paragraph" style:parent-style-name="header">
      <style:paragraph-properties style:writing-mode="lr-tb"/>
      <style:text-properties style:font-name="Arial" officeooo:paragraph-rsid="001850b7" style:font-name-complex="Times New Roman" style:font-size-complex="12pt"/>
    </style:style>
    <style:style style:name="P5" style:family="paragraph" style:parent-style-name="header">
      <style:paragraph-properties style:writing-mode="lr-tb"/>
      <style:text-properties style:font-name="Arial" fo:font-weight="bold" officeooo:paragraph-rsid="0016d5d1" style:font-name-asian="Times New Roman" style:font-weight-asian="bold" style:font-name-complex="Times New Roman" style:font-size-complex="12pt" style:font-weight-complex="bold"/>
    </style:style>
    <style:style style:name="P6" style:family="paragraph" style:parent-style-name="header">
      <style:paragraph-properties style:writing-mode="lr-tb"/>
      <style:text-properties style:font-name="Arial" style:font-name-asian="Times New Roman" style:font-name-complex="Times New Roman" style:font-size-complex="12pt"/>
    </style:style>
    <style:style style:name="P7" style:family="paragraph" style:parent-style-name="header">
      <style:paragraph-properties style:writing-mode="lr-tb"/>
      <style:text-properties style:font-name="Arial" fo:font-size="10pt" fo:font-weight="bold" officeooo:paragraph-rsid="0016d5d1" style:font-name-asian="Times New Roman" style:font-size-asian="10pt" style:font-weight-asian="bold" style:font-name-complex="Times New Roman" style:font-size-complex="10pt" style:font-weight-complex="bold"/>
    </style:style>
    <style:style style:name="P8" style:family="paragraph" style:parent-style-name="header">
      <style:paragraph-properties style:writing-mode="lr-tb"/>
      <style:text-properties style:font-name="Arial" fo:font-size="10pt" fo:font-weight="bold" officeooo:paragraph-rsid="0016d5d1" style:font-name-asian="Times New Roman" style:font-size-asian="8.75pt" style:font-weight-asian="bold" style:font-name-complex="Times New Roman" style:font-size-complex="12pt" style:font-weight-complex="bold"/>
    </style:style>
    <style:style style:name="P9" style:family="paragraph" style:parent-style-name="Footer">
      <style:text-properties style:font-name="Times New Roman" fo:language="es" fo:country="ES" style:font-name-asian="Times New Roman" style:font-name-complex="Times New Roman"/>
    </style:style>
    <style:style style:name="P10"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1"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12" style:family="paragraph" style:parent-style-name="Table_20_Contents">
      <style:paragraph-properties fo:text-align="start" style:justify-single-word="false"/>
      <style:text-properties style:font-name="Arial" fo:font-size="12pt" officeooo:rsid="0016a402" officeooo:paragraph-rsid="0016a402" style:font-name-asian="Arial" style:font-size-asian="12pt" style:font-name-complex="Arial" style:font-size-complex="12pt"/>
    </style:style>
    <style:style style:name="P13"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4" style:family="paragraph" style:parent-style-name="Table_20_Contents">
      <style:paragraph-properties fo:text-align="start" style:justify-single-word="false"/>
      <style:text-properties style:font-name="Arial" fo:font-size="12pt" fo:font-weight="bold" officeooo:rsid="0016a402" officeooo:paragraph-rsid="0016a402" style:font-name-asian="Arial" style:font-size-asian="12pt" style:font-weight-asian="bold" style:font-name-complex="Arial" style:font-size-complex="12pt" style:font-weight-complex="bold"/>
    </style:style>
    <style:style style:name="P15" style:family="paragraph" style:parent-style-name="Standard">
      <style:text-properties style:font-name="Arial" fo:font-size="10pt" officeooo:paragraph-rsid="0016d5d1" style:font-size-asian="10pt" style:font-size-complex="10pt"/>
    </style:style>
    <style:style style:name="P16" style:family="paragraph" style:parent-style-name="Standard">
      <style:text-properties style:font-name="Arial" fo:font-size="10pt" fo:text-shadow="none" fo:font-weight="bold" officeooo:paragraph-rsid="0019c8a2" fo:background-color="transparent" style:font-size-asian="10pt" style:font-weight-asian="bold" style:font-size-complex="10pt" style:font-weight-complex="bold"/>
    </style:style>
    <style:style style:name="P17" style:family="paragraph" style:parent-style-name="Standard">
      <style:text-properties style:font-name="Arial" fo:font-size="10pt" fo:text-shadow="none" fo:font-weight="bold" officeooo:paragraph-rsid="0021f6bd" fo:background-color="transparent" style:font-size-asian="10pt" style:font-weight-asian="bold" style:font-size-complex="10pt" style:font-weight-complex="bold"/>
    </style:style>
    <style:style style:name="P18" style:family="paragraph" style:parent-style-name="Standard">
      <style:text-properties style:font-name="Arial" fo:font-size="10pt" fo:text-shadow="none" fo:font-weight="normal" officeooo:rsid="002484af" officeooo:paragraph-rsid="002484af" fo:background-color="transparent" style:font-size-asian="10pt" style:font-weight-asian="normal" style:font-size-complex="10pt" style:font-weight-complex="normal"/>
    </style:style>
    <style:style style:name="P19" style:family="paragraph" style:parent-style-name="Standard">
      <style:text-properties style:font-name="Arial" fo:font-size="10pt" fo:font-weight="bold" officeooo:rsid="001340eb" officeooo:paragraph-rsid="00203922" style:font-size-asian="10pt" style:font-weight-asian="bold" style:font-name-complex="Times New Roman" style:font-size-complex="10pt" style:font-style-complex="normal" style:font-weight-complex="bold"/>
    </style:style>
    <style:style style:name="P20" style:family="paragraph" style:parent-style-name="Standard">
      <style:text-properties style:font-name="Arial" fo:font-size="10pt" fo:font-weight="bold" officeooo:rsid="001340eb" officeooo:paragraph-rsid="0021f6bd" style:font-size-asian="10pt" style:font-weight-asian="bold" style:font-name-complex="Times New Roman" style:font-size-complex="10pt" style:font-style-complex="normal" style:font-weight-complex="bold"/>
    </style:style>
    <style:style style:name="P21" style:family="paragraph" style:parent-style-name="Standard">
      <style:text-properties style:font-name="Arial" fo:font-size="10pt" fo:font-weight="bold" officeooo:rsid="001340eb" officeooo:paragraph-rsid="0016d5d1" style:font-size-asian="10pt" style:font-weight-asian="bold" style:font-name-complex="Times New Roman" style:font-size-complex="10pt" style:font-style-complex="normal" style:font-weight-complex="bold"/>
    </style:style>
    <style:style style:name="P22" style:family="paragraph" style:parent-style-name="Standard">
      <style:text-properties style:font-name="Arial" fo:font-size="10pt" fo:font-weight="normal" officeooo:rsid="00203922" officeooo:paragraph-rsid="00203922" style:font-size-asian="10pt" style:font-weight-asian="normal" style:font-name-complex="Times New Roman" style:font-size-complex="10pt" style:font-style-complex="normal" style:font-weight-complex="normal"/>
    </style:style>
    <style:style style:name="P23" style:family="paragraph" style:parent-style-name="Standard">
      <style:text-properties style:font-name="Arial" fo:font-size="10pt" fo:font-weight="normal" officeooo:rsid="001340eb" officeooo:paragraph-rsid="0016d5d1" style:font-size-asian="10pt" style:font-weight-asian="normal" style:font-name-complex="Times New Roman" style:font-size-complex="10pt" style:font-style-complex="normal" style:font-weight-complex="normal"/>
    </style:style>
    <style:style style:name="P24" style:family="paragraph" style:parent-style-name="Standard">
      <style:text-properties style:font-name="Arial" fo:font-size="10pt" fo:font-weight="normal" officeooo:rsid="00264376" officeooo:paragraph-rsid="00264376" style:font-size-asian="10pt" style:font-weight-asian="normal" style:font-name-complex="Times New Roman" style:font-size-complex="10pt" style:font-style-complex="normal" style:font-weight-complex="normal"/>
    </style:style>
    <style:style style:name="P25" style:family="paragraph" style:parent-style-name="Standard">
      <style:text-properties style:font-name="Arial" fo:font-size="14pt" fo:text-shadow="none" style:text-underline-style="none" fo:font-weight="bold" officeooo:paragraph-rsid="0021f6bd" fo:background-color="transparent" style:font-size-asian="14pt" style:font-weight-asian="bold" style:font-size-complex="14pt" style:font-weight-complex="bold"/>
    </style:style>
    <style:style style:name="P26" style:family="paragraph" style:parent-style-name="Normal">
      <style:paragraph-properties fo:margin-top="0cm" fo:margin-bottom="0cm" loext:contextual-spacing="false" fo:text-align="start" style:justify-single-word="false" style:writing-mode="lr-tb"/>
      <style:text-properties fo:color="#000000" style:font-name="Arial" fo:font-size="12pt" style:font-name-asian="Times New Roman" style:font-size-asian="12pt" style:font-name-complex="Times New Roman" style:font-size-complex="12pt"/>
    </style:style>
    <style:style style:name="P27" style:family="paragraph" style:parent-style-name="Standard">
      <style:paragraph-properties fo:break-before="page"/>
      <style:text-properties style:font-name="Arial" fo:font-size="10pt" fo:text-shadow="none" fo:font-weight="bold" officeooo:paragraph-rsid="0019c8a2" fo:background-color="transparent" style:font-size-asian="10pt" style:font-weight-asian="bold" style:font-size-complex="10pt" style:font-weight-complex="bold"/>
    </style:style>
    <style:style style:name="P28" style:family="paragraph" style:parent-style-name="Standard">
      <style:paragraph-properties fo:break-before="page"/>
      <style:text-properties style:font-name="Arial" fo:font-size="10pt" fo:font-weight="normal" officeooo:rsid="00264376" officeooo:paragraph-rsid="00264376" style:font-size-asian="10pt" style:font-weight-asian="normal" style:font-name-complex="Times New Roman" style:font-size-complex="10pt" style:font-style-complex="normal" style:font-weight-complex="normal"/>
    </style:style>
    <style:style style:name="P29" style:family="paragraph" style:parent-style-name="Standard">
      <style:paragraph-properties fo:break-before="page"/>
      <style:text-properties style:font-name="Arial" fo:font-size="14pt" style:text-underline-style="none" fo:font-weight="bold" officeooo:rsid="001340eb" officeooo:paragraph-rsid="0021f6bd" style:font-size-asian="14pt" style:font-weight-asian="bold" style:font-name-complex="Times New Roman" style:font-size-complex="14pt" style:font-style-complex="normal" style:font-weight-complex="bold"/>
    </style:style>
    <style:style style:name="P30" style:family="paragraph" style:parent-style-name="Standard">
      <style:paragraph-properties style:writing-mode="lr-tb"/>
      <style:text-properties style:font-name="Arial" fo:font-size="10pt" officeooo:rsid="001e9020" officeooo:paragraph-rsid="001e9020" style:font-size-asian="10pt" style:font-name-complex="Times New Roman" style:font-size-complex="10pt" style:font-style-complex="normal" style:font-weight-complex="normal"/>
    </style:style>
    <style:style style:name="P31" style:family="paragraph" style:parent-style-name="Standard">
      <style:paragraph-properties style:writing-mode="lr-tb"/>
      <style:text-properties style:font-name="Arial" fo:font-size="10pt" officeooo:rsid="001340eb" officeooo:paragraph-rsid="0016d5d1" style:font-size-asian="10pt" style:font-name-complex="Times New Roman" style:font-size-complex="10pt" style:font-style-complex="normal" style:font-weight-complex="normal"/>
    </style:style>
    <style:style style:name="P32" style:family="paragraph" style:parent-style-name="Standard">
      <style:paragraph-properties style:writing-mode="lr-tb"/>
      <style:text-properties style:font-name="Arial" fo:font-size="10pt" officeooo:rsid="002484af" officeooo:paragraph-rsid="002484af" style:font-size-asian="10pt" style:font-name-complex="Times New Roman" style:font-size-complex="10pt" style:font-style-complex="normal" style:font-weight-complex="normal"/>
    </style:style>
    <style:style style:name="P33" style:family="paragraph" style:parent-style-name="Standard">
      <style:paragraph-properties style:writing-mode="lr-tb"/>
      <style:text-properties style:font-name="Arial" fo:font-size="10pt" fo:font-weight="bold" officeooo:rsid="001340eb" officeooo:paragraph-rsid="0021f6bd" style:font-size-asian="10pt" style:font-weight-asian="bold" style:font-name-complex="Times New Roman" style:font-size-complex="10pt" style:font-style-complex="normal" style:font-weight-complex="bold"/>
    </style:style>
    <style:style style:name="P34" style:family="paragraph" style:parent-style-name="Standard">
      <style:paragraph-properties style:writing-mode="lr-tb"/>
      <style:text-properties style:font-name="Arial" fo:font-size="10pt" fo:font-weight="bold" officeooo:rsid="001340eb" officeooo:paragraph-rsid="0016d5d1" style:font-size-asian="10pt" style:font-weight-asian="bold" style:font-name-complex="Times New Roman" style:font-size-complex="10pt" style:font-style-complex="normal" style:font-weight-complex="bold"/>
    </style:style>
    <style:style style:name="P35" style:family="paragraph" style:parent-style-name="Standard">
      <style:paragraph-properties style:writing-mode="lr-tb"/>
      <style:text-properties style:font-name="Arial" fo:font-size="10pt" fo:font-weight="bold" officeooo:rsid="001340eb" officeooo:paragraph-rsid="00193325" style:font-size-asian="10pt" style:font-weight-asian="bold" style:font-name-complex="Times New Roman" style:font-size-complex="10pt" style:font-style-complex="normal" style:font-weight-complex="bold"/>
    </style:style>
    <style:style style:name="P36" style:family="paragraph" style:parent-style-name="Standard">
      <style:paragraph-properties style:writing-mode="lr-tb"/>
      <style:text-properties style:font-name="Arial" fo:font-size="10pt" fo:font-weight="bold" officeooo:rsid="001340eb" officeooo:paragraph-rsid="0019c8a2" style:font-size-asian="10pt" style:font-weight-asian="bold" style:font-name-complex="Times New Roman" style:font-size-complex="10pt" style:font-style-complex="normal" style:font-weight-complex="bold"/>
    </style:style>
    <style:style style:name="P37" style:family="paragraph" style:parent-style-name="Standard" style:list-style-name="L3">
      <style:paragraph-properties style:writing-mode="lr-tb"/>
      <style:text-properties style:font-name="Arial" fo:font-size="10pt" fo:font-weight="bold" officeooo:rsid="001340eb" officeooo:paragraph-rsid="002b394b" style:font-size-asian="10pt" style:font-weight-asian="bold" style:font-name-complex="Times New Roman" style:font-size-complex="10pt" style:font-style-complex="normal" style:font-weight-complex="bold"/>
    </style:style>
    <style:style style:name="P38" style:family="paragraph" style:parent-style-name="Standard">
      <style:paragraph-properties style:writing-mode="lr-tb"/>
      <style:text-properties style:font-name="Arial" fo:font-size="10pt" fo:font-weight="bold" officeooo:rsid="001340eb" officeooo:paragraph-rsid="0019c8a2" style:font-size-asian="10pt" style:font-weight-asian="bold" style:font-size-complex="10pt" style:font-weight-complex="bold"/>
    </style:style>
    <style:style style:name="P39" style:family="paragraph" style:parent-style-name="Standard">
      <style:paragraph-properties style:writing-mode="lr-tb"/>
      <style:text-properties style:font-name="Arial" fo:font-size="10pt" fo:font-weight="bold" officeooo:rsid="0019c8a2" officeooo:paragraph-rsid="0019c8a2" style:font-size-asian="10pt" style:font-weight-asian="bold" style:font-size-complex="10pt" style:font-weight-complex="bold"/>
    </style:style>
    <style:style style:name="P40" style:family="paragraph" style:parent-style-name="Standard">
      <style:paragraph-properties style:writing-mode="lr-tb"/>
      <style:text-properties style:font-name="Arial" fo:font-size="10pt" fo:font-weight="bold" officeooo:rsid="0019c8a2" officeooo:paragraph-rsid="0021f6bd" style:font-size-asian="10pt" style:font-weight-asian="bold" style:font-size-complex="10pt" style:font-weight-complex="bold"/>
    </style:style>
    <style:style style:name="P41" style:family="paragraph" style:parent-style-name="Standard" style:list-style-name="">
      <style:paragraph-properties style:writing-mode="lr-tb"/>
      <style:text-properties style:font-name="Arial" fo:font-size="10pt" fo:font-weight="bold" officeooo:paragraph-rsid="002b394b"/>
    </style:style>
    <style:style style:name="P42" style:family="paragraph" style:parent-style-name="Standard" style:list-style-name="">
      <style:paragraph-properties style:writing-mode="lr-tb"/>
      <style:text-properties style:font-name="Arial" fo:font-size="10pt" fo:font-weight="bold" officeooo:paragraph-rsid="002bb490"/>
    </style:style>
    <style:style style:name="P43" style:family="paragraph" style:parent-style-name="Standard" style:list-style-name="">
      <style:paragraph-properties style:writing-mode="lr-tb"/>
      <style:text-properties style:font-name="Arial" fo:font-size="10pt" fo:font-weight="normal" officeooo:rsid="002b394b" officeooo:paragraph-rsid="002b394b" style:font-size-asian="10pt" style:font-weight-asian="normal" style:font-name-complex="Times New Roman" style:font-size-complex="10pt" style:font-style-complex="normal" style:font-weight-complex="normal"/>
    </style:style>
    <style:style style:name="P44" style:family="paragraph" style:parent-style-name="Standard">
      <style:paragraph-properties style:writing-mode="lr-tb"/>
      <style:text-properties style:font-name="Arial" fo:font-size="10pt" fo:font-weight="normal" officeooo:rsid="002b394b" officeooo:paragraph-rsid="002b394b" style:font-size-asian="10pt" style:font-weight-asian="normal" style:font-name-complex="Times New Roman" style:font-size-complex="10pt" style:font-style-complex="normal" style:font-weight-complex="normal"/>
    </style:style>
    <style:style style:name="P45" style:family="paragraph" style:parent-style-name="Standard" style:list-style-name="">
      <style:paragraph-properties style:writing-mode="lr-tb"/>
      <style:text-properties style:font-name="Arial" fo:font-size="10pt" fo:font-weight="normal" officeooo:rsid="0028c41e" officeooo:paragraph-rsid="0028c41e" style:font-size-asian="10pt" style:font-weight-asian="normal" style:font-name-complex="Times New Roman" style:font-size-complex="10pt" style:font-style-complex="normal" style:font-weight-complex="normal"/>
    </style:style>
    <style:style style:name="P46" style:family="paragraph" style:parent-style-name="Standard">
      <style:paragraph-properties style:writing-mode="lr-tb"/>
      <style:text-properties style:font-name="Arial" fo:font-size="10pt" fo:font-weight="normal" officeooo:rsid="0028c41e" officeooo:paragraph-rsid="0028c41e" style:font-size-asian="10pt" style:font-weight-asian="normal" style:font-name-complex="Times New Roman" style:font-size-complex="10pt" style:font-style-complex="normal" style:font-weight-complex="normal"/>
    </style:style>
    <style:style style:name="P47" style:family="paragraph" style:parent-style-name="Standard" style:list-style-name="L4">
      <style:paragraph-properties style:writing-mode="lr-tb"/>
      <style:text-properties style:font-name="Arial" fo:font-size="10pt" fo:font-weight="normal" officeooo:rsid="0028c41e" officeooo:paragraph-rsid="0028c41e" style:font-size-asian="10pt" style:font-weight-asian="normal" style:font-name-complex="Times New Roman" style:font-size-complex="10pt" style:font-style-complex="normal" style:font-weight-complex="normal"/>
    </style:style>
    <style:style style:name="P48" style:family="paragraph" style:parent-style-name="Standard" style:list-style-name="L5">
      <style:paragraph-properties style:writing-mode="lr-tb"/>
      <style:text-properties style:font-name="Arial" fo:font-size="10pt" fo:font-weight="normal" officeooo:rsid="0028c41e" officeooo:paragraph-rsid="0028c41e" style:font-size-asian="10pt" style:font-weight-asian="normal" style:font-name-complex="Times New Roman" style:font-size-complex="10pt" style:font-style-complex="normal" style:font-weight-complex="normal"/>
    </style:style>
    <style:style style:name="P49" style:family="paragraph" style:parent-style-name="Standard">
      <style:paragraph-properties style:writing-mode="lr-tb"/>
      <style:text-properties style:font-name="Arial" fo:font-size="10pt" fo:font-weight="normal" officeooo:rsid="0029744e" officeooo:paragraph-rsid="0029744e" style:font-size-asian="10pt" style:font-weight-asian="normal" style:font-name-complex="Times New Roman" style:font-size-complex="10pt" style:font-style-complex="normal" style:font-weight-complex="normal"/>
    </style:style>
    <style:style style:name="P50" style:family="paragraph" style:parent-style-name="Standard">
      <style:paragraph-properties style:writing-mode="lr-tb"/>
      <style:text-properties style:font-name="Arial" fo:font-size="14pt" style:text-underline-style="none" fo:font-weight="bold" officeooo:rsid="001340eb" officeooo:paragraph-rsid="0021f6bd" style:font-size-asian="14pt" style:font-weight-asian="bold" style:font-name-complex="Times New Roman" style:font-size-complex="14pt" style:font-style-complex="normal" style:font-weight-complex="bold"/>
    </style:style>
    <style:style style:name="P51" style:family="paragraph" style:parent-style-name="Standard">
      <style:paragraph-properties style:writing-mode="lr-tb"/>
      <style:text-properties style:font-name="Arial" fo:font-size="14pt" style:text-underline-style="none" fo:font-weight="bold" officeooo:rsid="0019c8a2" officeooo:paragraph-rsid="0021f6bd" style:font-size-asian="14pt" style:font-weight-asian="bold" style:font-size-complex="14pt" style:font-weight-complex="bold"/>
    </style:style>
    <style:style style:name="P52" style:family="paragraph" style:parent-style-name="Standard">
      <style:paragraph-properties style:writing-mode="lr-tb"/>
      <style:text-properties style:font-name="Arial" fo:font-size="14pt" style:text-underline-style="solid" style:text-underline-width="auto" style:text-underline-color="font-color" fo:font-weight="bold" officeooo:rsid="001340eb" officeooo:paragraph-rsid="0021f6bd" style:font-size-asian="14pt" style:font-weight-asian="bold" style:font-name-complex="Times New Roman" style:font-size-complex="14pt" style:font-style-complex="normal" style:font-weight-complex="bold"/>
    </style:style>
    <style:style style:name="P53" style:family="paragraph" style:parent-style-name="Standard">
      <style:paragraph-properties style:writing-mode="lr-tb"/>
      <style:text-properties style:font-name="Arial" fo:font-size="14pt" style:text-underline-style="solid" style:text-underline-width="auto" style:text-underline-color="font-color" fo:font-weight="bold" officeooo:rsid="001340eb" officeooo:paragraph-rsid="0019c8a2" style:font-size-asian="14pt" style:font-weight-asian="bold" style:font-name-complex="Times New Roman" style:font-size-complex="14pt" style:font-style-complex="normal" style:font-weight-complex="bold"/>
    </style:style>
    <style:style style:name="P54" style:family="paragraph" style:parent-style-name="Standard">
      <style:paragraph-properties style:writing-mode="lr-tb"/>
      <style:text-properties style:font-name="Arial" fo:font-size="14pt" style:text-underline-style="solid" style:text-underline-width="auto" style:text-underline-color="font-color" fo:font-weight="bold" officeooo:rsid="0019c8a2" officeooo:paragraph-rsid="0021f6bd" style:font-size-asian="14pt" style:font-weight-asian="bold" style:font-size-complex="14pt" style:font-weight-complex="bold"/>
    </style:style>
    <style:style style:name="P55" style:family="paragraph" style:parent-style-name="Standard" style:list-style-name="">
      <style:paragraph-properties style:writing-mode="lr-tb"/>
      <style:text-properties style:font-name="Arial" fo:font-size="9pt" fo:font-style="italic" fo:font-weight="normal" officeooo:rsid="0028c41e" officeooo:paragraph-rsid="0028c41e" style:font-size-asian="9pt" style:font-style-asian="italic" style:font-weight-asian="normal" style:font-name-complex="Times New Roman" style:font-size-complex="9pt" style:font-style-complex="italic" style:font-weight-complex="normal"/>
    </style:style>
    <style:style style:name="P56" style:family="paragraph" style:parent-style-name="Standard" style:list-style-name="L1">
      <style:paragraph-properties style:writing-mode="lr-tb"/>
      <style:text-properties fo:font-variant="normal" fo:text-transform="none" style:font-name="Arial" fo:font-size="10pt" fo:letter-spacing="normal" fo:font-style="normal" fo:font-weight="normal" officeooo:rsid="001e9020" officeooo:paragraph-rsid="001e9020" style:font-size-asian="10pt" style:font-name-complex="Times New Roman" style:font-size-complex="10pt" style:font-style-complex="normal" style:font-weight-complex="normal"/>
    </style:style>
    <style:style style:name="P57" style:family="paragraph" style:parent-style-name="Standard">
      <style:paragraph-properties style:writing-mode="lr-tb"/>
      <style:text-properties fo:font-variant="normal" fo:text-transform="none" style:font-name="Arial" fo:font-size="10pt" fo:letter-spacing="normal" fo:font-style="normal" fo:font-weight="normal" officeooo:rsid="002484af" officeooo:paragraph-rsid="002484af" style:font-size-asian="10pt" style:font-weight-asian="normal" style:font-name-complex="Times New Roman" style:font-size-complex="10pt" style:font-style-complex="normal" style:font-weight-complex="normal"/>
    </style:style>
    <style:style style:name="P58" style:family="paragraph" style:parent-style-name="Standard" style:list-style-name="L1">
      <style:paragraph-properties style:writing-mode="lr-tb"/>
      <style:text-properties fo:font-variant="normal" fo:text-transform="none" style:font-name="Arial" fo:font-size="10pt" fo:letter-spacing="normal" fo:font-style="normal" fo:text-shadow="none" fo:font-weight="normal" officeooo:rsid="001e9020" officeooo:paragraph-rsid="002d6e6f" fo:background-color="transparent" style:font-size-asian="10pt" style:font-weight-asian="bold" style:font-name-complex="Times New Roman" style:font-size-complex="10pt" style:font-style-complex="normal" style:font-weight-complex="normal"/>
    </style:style>
    <style:style style:name="P59" style:family="paragraph" style:parent-style-name="Standard" style:list-style-name="">
      <style:paragraph-properties style:writing-mode="lr-tb"/>
      <style:text-properties fo:font-variant="normal" fo:text-transform="none" style:font-name="Arial" fo:font-size="10pt" fo:letter-spacing="normal" fo:font-style="normal" fo:text-shadow="none" fo:font-weight="normal" officeooo:rsid="001e9020" officeooo:paragraph-rsid="001e9020" fo:background-color="transparent" style:font-size-asian="10pt" style:font-weight-asian="bold" style:font-name-complex="Times New Roman" style:font-size-complex="10pt" style:font-style-complex="normal" style:font-weight-complex="normal"/>
    </style:style>
    <style:style style:name="P60" style:family="paragraph" style:parent-style-name="Standard" style:list-style-name="">
      <style:paragraph-properties style:writing-mode="lr-tb"/>
      <style:text-properties fo:font-variant="normal" fo:text-transform="none" style:font-name="Arial" fo:font-size="10pt" fo:letter-spacing="normal" fo:font-style="normal" fo:text-shadow="none" fo:font-weight="normal" officeooo:rsid="00236a18" officeooo:paragraph-rsid="00236a18" fo:background-color="transparent" style:font-size-asian="10pt" style:font-weight-asian="bold" style:font-name-complex="Times New Roman" style:font-size-complex="10pt" style:font-style-complex="normal" style:font-weight-complex="normal"/>
    </style:style>
    <style:style style:name="P61" style:family="paragraph" style:parent-style-name="Standard" style:list-style-name="L3">
      <style:paragraph-properties style:writing-mode="lr-tb"/>
      <style:text-properties officeooo:rsid="002b394b" officeooo:paragraph-rsid="002b394b"/>
    </style:style>
    <style:style style:name="P62" style:family="paragraph" style:parent-style-name="Standard" style:list-style-name="">
      <style:paragraph-properties style:writing-mode="lr-tb"/>
      <style:text-properties style:font-name="Arial1" fo:font-size="9pt" fo:font-style="italic" officeooo:rsid="0028c41e" officeooo:paragraph-rsid="0028c41e" style:font-size-asian="9pt" style:font-style-asian="italic" style:font-size-complex="9pt" style:font-style-complex="italic"/>
    </style:style>
    <style:style style:name="P63" style:family="paragraph" style:parent-style-name="Standard" style:list-style-name="">
      <style:paragraph-properties style:writing-mode="lr-tb"/>
      <style:text-properties fo:font-size="10pt" fo:font-style="italic" officeooo:rsid="0028c41e" officeooo:paragraph-rsid="0028c41e" style:font-size-asian="10pt" style:font-style-asian="italic" style:font-size-complex="10pt" style:font-style-complex="italic"/>
    </style:style>
    <style:style style:name="P64" style:family="paragraph" style:parent-style-name="Standard">
      <style:paragraph-properties style:writing-mode="lr-tb"/>
      <style:text-properties officeooo:paragraph-rsid="0021f6bd"/>
    </style:style>
    <style:style style:name="P65" style:family="paragraph" style:parent-style-name="Standard">
      <style:paragraph-properties style:writing-mode="lr-tb"/>
      <style:text-properties officeooo:paragraph-rsid="0019c8a2"/>
    </style:style>
    <style:style style:name="P66" style:family="paragraph" style:parent-style-name="Standard" style:list-style-name="L2">
      <style:text-properties fo:font-variant="normal" fo:text-transform="none" style:font-name="Arial" fo:font-size="10pt" fo:letter-spacing="normal" officeooo:paragraph-rsid="00203922" style:font-size-asian="10pt" style:font-size-complex="10pt" fo:padding="0cm" fo:border="none"/>
    </style:style>
    <style:style style:name="P67" style:family="paragraph" style:parent-style-name="Standard" style:list-style-name="L2">
      <style:text-properties fo:font-variant="normal" fo:text-transform="none" style:font-name="Arial" fo:font-size="10pt" fo:letter-spacing="normal" fo:font-style="normal" fo:font-weight="normal" officeooo:rsid="00203922" officeooo:paragraph-rsid="00203922" style:font-size-asian="10pt" style:font-weight-asian="normal" style:font-name-complex="Times New Roman" style:font-size-complex="10pt" style:font-style-complex="normal" style:font-weight-complex="normal"/>
    </style:style>
    <style:style style:name="P68" style:family="paragraph" style:parent-style-name="Standard" style:list-style-name="">
      <style:paragraph-properties fo:break-before="page" style:writing-mode="lr-tb"/>
      <style:text-properties fo:font-variant="normal" fo:text-transform="none" style:font-name="Arial" fo:font-size="10pt" fo:letter-spacing="normal" fo:font-style="normal" fo:text-shadow="none" fo:font-weight="normal" officeooo:rsid="00236a18" officeooo:paragraph-rsid="00236a18" fo:background-color="transparent" style:font-size-asian="10pt" style:font-weight-asian="bold" style:font-name-complex="Times New Roman" style:font-size-complex="10pt" style:font-style-complex="normal" style:font-weight-complex="normal"/>
    </style:style>
    <style:style style:name="P69" style:family="paragraph" style:parent-style-name="Normal" style:list-style-name="">
      <style:paragraph-properties style:writing-mode="lr-tb"/>
      <style:text-properties style:font-name="Arial" style:font-name-complex="Times New Roman" style:font-size-complex="12pt" style:font-weight-complex="normal"/>
    </style:style>
    <style:style style:name="P70" style:family="paragraph" style:parent-style-name="heading_20_2" style:list-style-name="">
      <style:paragraph-properties fo:text-align="justify" style:justify-single-word="false" style:vertical-align="auto" style:writing-mode="lr-tb"/>
      <style:text-properties style:font-name="Arial" fo:font-style="normal" style:text-underline-style="solid" style:text-underline-width="auto" style:text-underline-color="font-color" officeooo:paragraph-rsid="001e2b66" style:font-style-asian="normal" style:font-name-complex="Times New Roman" style:font-size-complex="12pt" style:font-style-complex="normal" style:font-weight-complex="normal"/>
    </style:style>
    <style:style style:name="P71" style:family="paragraph" style:parent-style-name="heading_20_2">
      <style:paragraph-properties style:writing-mode="lr-tb"/>
      <style:text-properties style:font-name="Arial" style:font-name-complex="Times New Roman" style:font-size-complex="12pt" style:font-style-complex="normal" style:font-weight-complex="normal"/>
    </style:style>
    <style:style style:name="P72" style:family="paragraph" style:parent-style-name="heading_20_2">
      <style:paragraph-properties style:writing-mode="lr-tb"/>
      <style:text-properties style:font-name="Arial" officeooo:paragraph-rsid="001e2b66" style:font-name-complex="Times New Roman" style:font-size-complex="12pt" style:font-style-complex="normal" style:font-weight-complex="normal"/>
    </style:style>
    <style:style style:name="P73" style:family="paragraph" style:parent-style-name="heading_20_2">
      <style:paragraph-properties fo:break-before="page" style:writing-mode="lr-tb"/>
      <style:text-properties style:font-name="Arial" fo:font-style="normal" style:text-underline-style="solid" style:text-underline-width="auto" style:text-underline-color="font-color" officeooo:rsid="001e2b66" officeooo:paragraph-rsid="001e2b66" style:font-style-asian="normal" style:font-name-complex="Times New Roman" style:font-size-complex="12pt" style:font-style-complex="normal" style:font-weight-complex="normal"/>
    </style:style>
    <style:style style:name="P74" style:family="paragraph" style:parent-style-name="heading_20_1">
      <style:paragraph-properties style:writing-mode="lr-tb"/>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f8537"/>
    </style:style>
    <style:style style:name="T3" style:family="text">
      <style:text-properties style:font-name="Arial" style:font-name-complex="Times New Roman" style:font-size-complex="12pt" style:font-weight-complex="normal"/>
    </style:style>
    <style:style style:name="T4" style:family="text">
      <style:text-properties style:font-name="Arial" officeooo:rsid="0016a402" style:font-name-complex="Times New Roman" style:font-size-complex="12pt" style:font-weight-complex="normal"/>
    </style:style>
    <style:style style:name="T5" style:family="text">
      <style:text-properties style:font-name="Arial" fo:font-size="10pt" fo:font-weight="bold" officeooo:rsid="001340eb" style:font-size-asian="10pt" style:font-weight-asian="bold" style:font-size-complex="10pt" style:font-weight-complex="bold"/>
    </style:style>
    <style:style style:name="T6" style:family="text">
      <style:text-properties style:font-name="Arial" fo:font-size="10pt" fo:font-weight="bold" officeooo:rsid="001340eb" style:font-size-asian="10pt" style:font-weight-asian="bold" style:font-name-complex="Times New Roman" style:font-size-complex="10pt" style:font-style-complex="normal" style:font-weight-complex="bold"/>
    </style:style>
    <style:style style:name="T7" style:family="text">
      <style:text-properties style:font-name="Arial" fo:font-size="10pt" fo:font-weight="normal" style:font-size-asian="10pt" style:font-weight-asian="normal" style:font-name-complex="Times New Roman" style:font-size-complex="10pt" style:font-style-complex="normal" style:font-weight-complex="normal"/>
    </style:style>
    <style:style style:name="T8" style:family="text">
      <style:text-properties fo:font-style="normal" fo:font-weight="normal"/>
    </style:style>
    <style:style style:name="T9" style:family="text">
      <style:text-properties fo:font-style="normal" fo:font-weight="normal" officeooo:rsid="00203922" style:font-weight-asian="normal" style:font-name-complex="Times New Roman" style:font-style-complex="normal" style:font-weight-complex="normal"/>
    </style:style>
    <style:style style:name="T10" style:family="text">
      <style:text-properties style:text-underline-style="none"/>
    </style:style>
    <style:style style:name="T11" style:family="text">
      <style:text-properties fo:font-weight="normal" officeooo:rsid="002b394b" style:font-weight-asian="normal" style:font-weight-complex="normal"/>
    </style:style>
    <style:style style:name="T12" style:family="text">
      <style:text-properties fo:font-weight="normal" officeooo:rsid="002b394b" style:font-size-asian="10pt" style:font-weight-asian="normal" style:font-name-complex="Times New Roman" style:font-size-complex="10pt" style:font-style-complex="normal" style:font-weight-complex="normal"/>
    </style:style>
    <style:style style:name="T13" style:family="text">
      <style:text-properties fo:font-weight="normal" officeooo:rsid="002bb490" style:font-size-asian="10pt" style:font-weight-asian="normal" style:font-name-complex="Times New Roman" style:font-size-complex="10pt" style:font-style-complex="normal" style:font-weight-complex="normal"/>
    </style:style>
    <style:style style:name="T14" style:family="text">
      <style:text-properties fo:font-variant="normal" fo:text-transform="none" fo:color="#000000" style:font-name="arial" fo:font-size="9.75pt" fo:letter-spacing="normal" fo:font-style="normal" fo:font-weight="normal" officeooo:rsid="002bb490" style:font-size-asian="10pt" style:font-weight-asian="normal" style:font-name-complex="Times New Roman" style:font-size-complex="10pt" style:font-style-complex="normal" style:font-weight-complex="normal"/>
    </style:style>
    <style:style style:name="T15" style:family="text">
      <style:text-properties fo:font-variant="normal" fo:text-transform="none" fo:color="#000000" style:font-name="arial" fo:font-size="9.75pt" fo:letter-spacing="normal" fo:font-style="normal" fo:font-weight="normal" officeooo:rsid="002b394b" style:font-size-asian="10pt" style:font-weight-asian="bold" style:font-name-complex="Times New Roman" style:font-size-complex="10pt" style:font-style-complex="normal" style:font-weight-complex="bold"/>
    </style:style>
    <style:style style:name="T16" style:family="text">
      <style:text-properties fo:font-variant="normal" fo:text-transform="none" fo:color="#000000" style:font-name="arial" fo:font-size="9.75pt" fo:letter-spacing="normal" fo:font-style="normal" fo:font-weight="normal" officeooo:rsid="002bb490" style:font-size-asian="10pt" style:font-weight-asian="bold" style:font-name-complex="Times New Roman" style:font-size-complex="10pt" style:font-style-complex="normal" style:font-weight-complex="bold"/>
    </style:style>
    <style:style style:name="T17" style:family="text">
      <style:text-properties fo:font-variant="normal" fo:text-transform="none" fo:color="#000000" style:font-name="arial" fo:font-size="9.75pt" fo:letter-spacing="normal" fo:font-style="normal" officeooo:rsid="002b394b" style:font-size-asian="10pt" style:font-weight-asian="bold" style:font-name-complex="Times New Roman" style:font-size-complex="10pt" style:font-style-complex="normal" style:font-weight-complex="bold"/>
    </style:style>
    <style:style style:name="T18" style:family="text">
      <style:text-properties officeooo:rsid="001340eb" style:font-size-asian="10pt" style:font-weight-asian="bold" style:font-name-complex="Times New Roman" style:font-size-complex="10pt" style:font-style-complex="normal" style:font-weight-complex="bold"/>
    </style:style>
    <style:style style:name="T19" style:family="text">
      <style:text-properties officeooo:rsid="002b394b" style:font-size-asian="10pt" style:font-weight-asian="bold" style:font-name-complex="Times New Roman" style:font-size-complex="10pt" style:font-style-complex="normal" style:font-weight-complex="bold"/>
    </style:style>
    <style:style style:name="T20" style:family="text">
      <style:text-properties officeooo:rsid="002d6e6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11"><draw:frame draw:style-name="fr1" draw:name="gráficos1" text:anchor-type="as-char" svg:width="2.91cm" svg:height="1.635cm" draw:z-index="0"><draw:image xlink:href="Pictures/100000000000022600000135557B3A83.png" xlink:type="simple" xlink:show="embed" xlink:actuate="onLoad"/></draw:frame></text:p>
          </table:table-cell>
          <table:covered-table-cell/>
          <table:table-cell table:style-name="Tabla5.C1" table:number-columns-spanned="4" office:value-type="string">
            <text:p text:style-name="P10">Escuela Politécnica Superior</text:p>
            <text:p text:style-name="P10">Ingeniería Informática</text:p>
            <text:p text:style-name="P10">Prácticas de Sistemas Informáticos 2</text:p>
          </table:table-cell>
          <table:covered-table-cell/>
          <table:covered-table-cell/>
          <table:covered-table-cell/>
        </table:table-row>
        <table:table-row>
          <table:table-cell table:style-name="Tabla5.A2" office:value-type="string">
            <text:p text:style-name="P13">Grupo</text:p>
          </table:table-cell>
          <table:table-cell table:style-name="Tabla5.A2" office:value-type="string">
            <text:p text:style-name="P14">2401</text:p>
          </table:table-cell>
          <table:table-cell table:style-name="Tabla5.A2" office:value-type="string">
            <text:p text:style-name="P13">Práctica</text:p>
          </table:table-cell>
          <table:table-cell table:style-name="Tabla5.A2" office:value-type="string">
            <text:p text:style-name="P12">1</text:p>
          </table:table-cell>
          <table:table-cell table:style-name="Tabla5.A2" office:value-type="string">
            <text:p text:style-name="P13">Fecha</text:p>
          </table:table-cell>
          <table:table-cell table:style-name="Tabla5.F2" office:value-type="string">
            <text:p text:style-name="P11">dd/mm/aaaa</text:p>
          </table:table-cell>
        </table:table-row>
        <table:table-row>
          <table:table-cell table:style-name="Tabla5.A2" table:number-columns-spanned="2" office:value-type="string">
            <text:p text:style-name="P13">Alumno/a</text:p>
          </table:table-cell>
          <table:covered-table-cell/>
          <table:table-cell table:style-name="Tabla5.F2" table:number-columns-spanned="4" office:value-type="string">
            <text:p text:style-name="P11"><text:span text:style-name="T2">Gómez</text:span>, <text:span text:style-name="T2">Martínez</text:span>, <text:span text:style-name="T2">Javier</text:span></text:p>
          </table:table-cell>
          <table:covered-table-cell/>
          <table:covered-table-cell/>
          <table:covered-table-cell/>
        </table:table-row>
        <table:table-row>
          <table:table-cell table:style-name="Tabla5.A2" table:number-columns-spanned="2" office:value-type="string">
            <text:p text:style-name="P13">Alumno/a</text:p>
          </table:table-cell>
          <table:covered-table-cell/>
          <table:table-cell table:style-name="Tabla5.F2" table:number-columns-spanned="4" office:value-type="string">
            <text:p text:style-name="P11"><text:span text:style-name="T2">Li</text:span>, <text:span text:style-name="T2">Hu</text:span>, <text:span text:style-name="T2">Carlos</text:span></text:p>
          </table:table-cell>
          <table:covered-table-cell/>
          <table:covered-table-cell/>
          <table:covered-table-cell/>
        </table:table-row>
      </table:table>
      <text:p text:style-name="P26"/>
      <text:h text:style-name="P74" text:outline-level="1"><text:span text:style-name="T3">Práctica </text:span><text:span text:style-name="T4">1</text:span><text:span text:style-name="T3">: Arquitectura de JAVA EE (Primera parte)</text:span></text:h>
      <text:h text:style-name="P69" text:outline-level="1"/>
      <text:p text:style-name="P25">EJERCICIO 1.</text:p>
      <text:p text:style-name="P17">Prepare e inicie una máquina virtual a partir de la plantilla si2srv con: 1GB de RAM asignada, 2 CPUs. A continuación: </text:p>
      <text:p text:style-name="P16">- Modifique los ficheros que considere necesarios en el proyecto para que se despliegue tanto la aplicación web como la base de datos contra la dirección asignada a la pareja de prácticas.</text:p>
      <text:h text:style-name="P30" text:outline-level="2">Estas son las modificaciones que hemos realizado para poder desplegar la aplicación web y la base de datos contra la dirección 10.1.2.2:</text:h>
      <text:list xml:id="list6585594458936489673" text:style-name="L1">
        <text:list-item>
          <text:list>
            <text:list-item>
              <text:h text:style-name="P56" text:outline-level="2">en el fichero build.properties asignamos as.host=10.1.2.2 (ip donde vamos a desplegar, en este caso, el de la máquina virtual).</text:h>
            </text:list-item>
            <text:list-item>
              <text:h text:style-name="P56" text:outline-level="2">En el fichero postgresql.properties </text:h>
              <text:list>
                <text:list-item>
                  <text:h text:style-name="P56" text:outline-level="2">db.password=alumnodb </text:h>
                </text:list-item>
                <text:list-item>
                  <text:h text:style-name="P56" text:outline-level="2">db.host=1<text:span text:style-name="T20">0.1.2.2</text:span> (el host de la base de datos es la máquina local)</text:h>
                </text:list-item>
                <text:list-item>
                  <text:h text:style-name="P58" text:outline-level="2"><text:s/>db.client.host= 1<text:span text:style-name="T20">0.1.2.2</text:span> (el cliente será la máquina local)</text:h>
                </text:list-item>
              </text:list>
            </text:list-item>
          </text:list>
        </text:list-item>
      </text:list>
      <text:h text:style-name="P60" text:outline-level="2"/>
      <text:h text:style-name="P60" text:outline-level="2">Posteriormente empezamos preparando la base de datos, tal y como se ve en la imagen de debajo, mediante el comando ant setup-db:</text:h>
      <text:h text:style-name="P59" text:outline-level="2"><draw:frame draw:style-name="fr1" draw:name="Imagen1" text:anchor-type="as-char" svg:width="17.002cm" svg:height="10.329cm" draw:z-index="1"><draw:image xlink:href="Pictures/10000000000005A00000036B3F5CD290.png" xlink:type="simple" xlink:show="embed" xlink:actuate="onLoad"/></draw:frame></text:h>
      <text:h text:style-name="P60" text:outline-level="2"/>
      <text:h text:style-name="P60" text:outline-level="2"/>
      <text:h text:style-name="P68" text:outline-level="2">Posteriormente compilamos los ficheros mediante el comando ant compilar:</text:h>
      <text:h text:style-name="P60" text:outline-level="2"><draw:frame draw:style-name="fr1" draw:name="Imagen2" text:anchor-type="as-char" svg:width="17.002cm" svg:height="3.937cm" draw:z-index="2"><draw:image xlink:href="Pictures/10000000000003BA000000DD73F1F866.png" xlink:type="simple" xlink:show="embed" xlink:actuate="onLoad"/></draw:frame></text:h>
      <text:h text:style-name="P60" text:outline-level="2"/>
      <text:h text:style-name="P60" text:outline-level="2">A continuación empaquetamos los ficheros mediante ant empaquetar:</text:h>
      <text:h text:style-name="P60" text:outline-level="2"><draw:frame draw:style-name="fr1" draw:name="Imagen3" text:anchor-type="as-char" svg:width="17.002cm" svg:height="5.069cm" draw:z-index="3"><draw:image xlink:href="Pictures/10000000000002E5000000DDAD9692B6.png" xlink:type="simple" xlink:show="embed" xlink:actuate="onLoad"/></draw:frame></text:h>
      <text:h text:style-name="P60" text:outline-level="2"/>
      <text:h text:style-name="P60" text:outline-level="2">Y finalmente desplegamos la aplicación mediante el comando ant desplegar: <draw:frame draw:style-name="fr1" draw:name="Imagen4" text:anchor-type="as-char" svg:width="14.76cm" svg:height="4.126cm" draw:z-index="4"><draw:image xlink:href="Pictures/100000000000022E0000009CA5924979.png" xlink:type="simple" xlink:show="embed" xlink:actuate="onLoad"/></draw:frame></text:h>
      <text:h text:style-name="P60" text:outline-level="2"/>
      <text:p text:style-name="P16"/>
      <text:p text:style-name="P27">- Realice un pago contra la aplicación web empleando el navegador en la ruta http://10.X.Y.Z:8080/P1 Conéctese a la base de datos (usando el cliente Tora por ejemplo) y obtenga evidencias de que el pago se ha realizado.</text:p>
      <text:p text:style-name="P16"/>
      <text:p text:style-name="P18">Empezamos eligiendo un unos Id’s de transacción y de comercio, y un importe arbitrarios para comenzar el pago. Después añadimos los datos de un usuario cualquiera en la base de datos, tal y como vemos abajo.</text:p>
      <text:p text:style-name="P16"><draw:frame draw:style-name="fr1" draw:name="Imagen5" text:anchor-type="as-char" svg:width="10.185cm" svg:height="9.735cm" draw:z-index="10"><draw:image xlink:href="Pictures/1000000000000181000001702F0897D6.png" xlink:type="simple" xlink:show="embed" xlink:actuate="onLoad"/></draw:frame></text:p>
      <text:p text:style-name="P16"/>
      <text:p text:style-name="P18">Al pulsar el botón de pagar, nos aparece esta pantalla, donde vemos que se ha realizado correctamente.</text:p>
      <text:p text:style-name="P16"><draw:frame draw:style-name="fr1" draw:name="Imagen6" text:anchor-type="as-char" svg:width="17.002cm" svg:height="7.752cm" draw:z-index="5"><draw:image xlink:href="Pictures/1000000000000289000001286D498D51.png" xlink:type="simple" xlink:show="embed" xlink:actuate="onLoad"/></draw:frame></text:p>
      <text:p text:style-name="P16"/>
      <text:p text:style-name="P18">Comprobamos en tora mediante una consulta SQL que el pago ha quedado registrado en la BBDD.</text:p>
      <text:p text:style-name="P16"><draw:frame draw:style-name="fr1" draw:name="Imagen7" text:anchor-type="as-char" svg:width="17.002cm" svg:height="4.135cm" draw:z-index="6"><draw:image xlink:href="Pictures/1000000000000378000000D866279204.png" xlink:type="simple" xlink:show="embed" xlink:actuate="onLoad"/></draw:frame></text:p>
      <text:p text:style-name="P16"/>
      <text:p text:style-name="P16"><text:soft-page-break/></text:p>
      <text:p text:style-name="P16">- Acceda a la página de pruebas extendida, http://10.X.Y.Z:8080/P1/testbd.jsp. Compruebe que la funcionalidad de listado de y borrado de pagos funciona correctamente. Elimine el pago anterior. </text:p>
      <text:p text:style-name="P16">Incluya en la memoria de prácticas todos los pasos necesarios para resolver este ejercicio así como las evidencias obtenidas. Se pueden incluir por ejemplo capturas de pantalla. </text:p>
      <text:p text:style-name="P15"/>
      <text:h text:style-name="P57" text:outline-level="2">Empezamos aplicando como filtro el id de comercio 1, pues es el que usamos en el apartado anterior, y se nos muestra tal y cómo esperábamos esto:</text:h>
      <text:h text:style-name="P31" text:outline-level="2"><draw:frame draw:style-name="fr1" draw:name="Imagen8" text:anchor-type="as-char" svg:width="12.857cm" svg:height="6.112cm" draw:z-index="7"><draw:image xlink:href="Pictures/10000000000001E6000000E7CA89773B.png" xlink:type="simple" xlink:show="embed" xlink:actuate="onLoad"/></draw:frame></text:h>
      <text:h text:style-name="P32" text:outline-level="2"/>
      <text:h text:style-name="P32" text:outline-level="2">Ahora borramos los pagos asociados al comercio con id 1, y se nos borra de la base de datos:</text:h>
      <text:h text:style-name="P31" text:outline-level="2"><draw:frame draw:style-name="fr1" draw:name="Imagen9" text:anchor-type="as-char" svg:width="12.857cm" svg:height="4.179cm" draw:z-index="8"><draw:image xlink:href="Pictures/10000000000001E60000009E04AA760D.png" xlink:type="simple" xlink:show="embed" xlink:actuate="onLoad"/></draw:frame></text:h>
      <text:h text:style-name="P32" text:outline-level="2"/>
      <text:h text:style-name="P32" text:outline-level="2">Si tratamos de volver a listar los comercios con dicho id anterior, vemos que ya no aparece, y por tanto se ha realizado de forma correcta.</text:h>
      <text:h text:style-name="P31" text:outline-level="2"><draw:frame draw:style-name="fr1" draw:name="Imagen10" text:anchor-type="as-char" svg:width="13.333cm" svg:height="5.713cm" draw:z-index="9"><draw:image xlink:href="Pictures/10000000000001F8000000D83859FC40.png" xlink:type="simple" xlink:show="embed" xlink:actuate="onLoad"/></draw:frame></text:h>
      <text:p text:style-name="P29">EJERCICIO 2.</text:p>
      <text:p text:style-name="P20">La clase VisaDAO implementa los dos tipos de conexión descritos anteriormente, los cuales son heredados de la clase DBTester. Sin embargo, la configuración de la conexión utilizando la conexión directa es incorrecta. Se pide completar la información necesaria para llevar a cabo la conexión directa de forma correcta. Para ello habrá que fijar los atributos a los valores correctos. En particular, el nombre del driver JDBC a utilizar, el JDBC connection string que se debe corresponder con el servidor posgresql, y el nombre de usuario y la contraseña. Es necesario consultar el apéndice 10 para ver los detalles de cómo se obtiene una conexión de forma correcta. </text:p>
      <text:p text:style-name="P22">Para este apartado hemos modificado en el fichero DBTester, los atributos:</text:p>
      <text:list xml:id="list5508237591204584960" text:style-name="L2">
        <text:list-item>
          <text:p text:style-name="P66"><text:span text:style-name="T9">JDBC_DRIVER=</text:span><text:span text:style-name="T8">"org.postgresql.Driver";</text:span></text:p>
        </text:list-item>
        <text:list-item>
          <text:p text:style-name="P66"><text:span text:style-name="T9">JDBC_CONNSTRING=</text:span><text:span text:style-name="T8">"jdbc:postgresql://10.1.2.2:5432/visa";//;create=true </text:span></text:p>
        </text:list-item>
        <text:list-item>
          <text:p text:style-name="P67">JDBC_USER="alumnodb";</text:p>
        </text:list-item>
        <text:list-item>
          <text:p text:style-name="P67">JDBC_PASSWORD="alumnodb";</text:p>
        </text:list-item>
      </text:list>
      <text:p text:style-name="P19"/>
      <text:p text:style-name="P19">Una vez completada la información, acceda a la página de pruebas extendida, http://10.X.Y.Z:8080/P1/testbd.jsp y pruebe a realizar un pago utilizando la conexión directa y pruebe a listarlo y eliminarlo. Adjunte en la memoria evidencias de este proceso.</text:p>
      <text:p text:style-name="P24"/>
      <text:p text:style-name="P24">Empezamos rellenando el formulario con estos datos (los únicos que no son arbitrarios son los datos del usuario, que están en la BBDD). Además marcamos el Direct Connection a True.</text:p>
      <text:p text:style-name="P21"><draw:frame draw:style-name="fr1" draw:name="Imagen11" text:anchor-type="as-char" svg:width="10.476cm" svg:height="11.587cm" draw:z-index="11"><draw:image xlink:href="Pictures/100000000000018C000001B683F1C207.png" xlink:type="simple" xlink:show="embed" xlink:actuate="onLoad"/></draw:frame></text:p>
      <text:p text:style-name="P24"/>
      <text:p text:style-name="P28">Le damos al botón de pagar, y se realiza correctamente:</text:p>
      <text:p text:style-name="P23"><draw:frame draw:style-name="fr1" draw:name="Imagen12" text:anchor-type="as-char" svg:width="17.002cm" svg:height="7.535cm" draw:z-index="12"><draw:image xlink:href="Pictures/100000000000028C000001215EFBB660.png" xlink:type="simple" xlink:show="embed" xlink:actuate="onLoad"/></draw:frame></text:p>
      <text:p text:style-name="P24"/>
      <text:p text:style-name="P24">Una vez hecho, listamos los pagos con id de comercio 3, y vemos que ha quedado bien registrado.</text:p>
      <text:p text:style-name="P24"><draw:frame draw:style-name="fr1" draw:name="Imagen13" text:anchor-type="as-char" svg:width="13.042cm" svg:height="6.165cm" draw:z-index="13"><draw:image xlink:href="Pictures/10000000000001ED000000E9C6E2334B.png" xlink:type="simple" xlink:show="embed" xlink:actuate="onLoad"/></draw:frame></text:p>
      <text:p text:style-name="P24"/>
      <text:p text:style-name="P24">Después borramos el pago con dicho Id de comercio:</text:p>
      <text:p text:style-name="P24"><draw:frame draw:style-name="fr1" draw:name="Imagen14" text:anchor-type="as-char" svg:width="12.857cm" svg:height="4.075cm" draw:z-index="14"><draw:image xlink:href="Pictures/10000000000001E60000009ABE2233BF.png" xlink:type="simple" xlink:show="embed" xlink:actuate="onLoad"/></draw:frame></text:p>
      <text:p text:style-name="P24"/>
      <text:p text:style-name="P24">Y comprobamos que ha sido borrado correctamente al volver a consultar la lista de pagos asociada:</text:p>
      <text:p text:style-name="P24"><draw:frame draw:style-name="fr1" draw:name="Imagen15" text:anchor-type="as-char" svg:width="13.042cm" svg:height="5.369cm" draw:z-index="15"><draw:image xlink:href="Pictures/10000000000001ED000000CB300FE9A5.png" xlink:type="simple" xlink:show="embed" xlink:actuate="onLoad"/></draw:frame></text:p>
      <text:p text:style-name="P28"/>
      <text:h text:style-name="P50" text:outline-level="2">EJERCICIO 3.</text:h>
      <text:h text:style-name="P33" text:outline-level="2">Examinar el archivo postgresql.properties para determinar el nombre del recurso JDBC correspondiente al DataSource y el nombre del pool. Acceda a la Consola de Administración. Compruebe que los recursos JDBC y pool de conexiones han sido correctamente creados. Realice un Ping JDBC a la base de datos. Anote en la memoria de la práctica los valores para los parámetros Initial and Minimum Pool Size, Maximum Pool Size, Pool Resize Quantity, Idle Timeout, Max Wait Time. Comente razonadamente qué impacto considera que pueden tener estos parámetros en el rendimiento de la aplicación.</text:h>
      <text:h text:style-name="P33" text:outline-level="2"/>
      <text:h text:style-name="P44" text:outline-level="2">Hemos accedido, en la consola de administración, a los recursos JDBC y como ilustramos en la captura de pantalla, tanto el recurso visaDB como VisaPool han sido creados correctamente.</text:h>
      <text:h text:style-name="P33" text:outline-level="2"><draw:frame draw:style-name="fr1" draw:name="Image1" text:anchor-type="as-char" svg:width="17.002cm" svg:height="10.871cm" draw:z-index="18"><draw:image xlink:href="Pictures/10000000000005A0000003841F340B96.png" xlink:type="simple" xlink:show="embed" xlink:actuate="onLoad"/></draw:frame></text:h>
      <text:h text:style-name="P44" text:outline-level="2"/>
      <text:h text:style-name="P44" text:outline-level="2">Hemos hecho ping a la base de datos y ha tenido éxito.</text:h>
      <text:h text:style-name="P33" text:outline-level="2"><draw:frame draw:style-name="fr1" draw:name="Image2" text:anchor-type="as-char" svg:width="17.002cm" svg:height="5.376cm" draw:z-index="16"><draw:image xlink:href="Pictures/10000000000002EB000000E78F136E6A.png" xlink:type="simple" xlink:show="embed" xlink:actuate="onLoad"/></draw:frame></text:h>
      <text:h text:style-name="P34" text:outline-level="2"/>
      <text:h text:style-name="P44" text:outline-level="2">Los valores de los parámetros son:</text:h>
      <text:list xml:id="list7112674914206056808" text:style-name="L3">
        <text:list-item>
          <text:list>
            <text:list-item>
              <text:h text:style-name="P61" text:outline-level="2"><text:span text:style-name="T6">Initial and Minimum Pool Size: </text:span><text:span text:style-name="T7">8</text:span></text:h>
            </text:list-item>
            <text:list-item>
              <text:h text:style-name="P37" text:outline-level="2">Maximum Pool Size: <text:span text:style-name="T11">32</text:span></text:h>
            </text:list-item>
            <text:list-item>
              <text:h text:style-name="P37" text:outline-level="2">Pool Resize Quantity: <text:span text:style-name="T11">2</text:span></text:h>
            </text:list-item>
            <text:list-item>
              <text:h text:style-name="P37" text:outline-level="2">Idle Timeout: <text:span text:style-name="T11">300</text:span></text:h>
            </text:list-item>
            <text:list-item>
              <text:h text:style-name="P37" text:outline-level="2">Max Wait Time: <text:span text:style-name="T11">60000</text:span></text:h>
            </text:list-item>
          </text:list>
        </text:list-item>
      </text:list>
      <text:h text:style-name="P43" text:outline-level="2"/>
      <text:h text:style-name="P41" text:outline-level="2"><text:span text:style-name="T19">Initial and Minimum Pool Size: </text:span><text:span text:style-name="T13">N</text:span><text:span text:style-name="T12">úmero mínimo e inicial de conexiones mantenidas en el pool. Si aumenta, </text:span><text:soft-page-break/><text:span text:style-name="T13">p</text:span><text:span text:style-name="T12">odríamos atender a un mayor número de conexiones como mínimo pero si son demasiadas, podríamos acabar teniendo conexiones ociosas</text:span></text:h>
      <text:h text:style-name="P41" text:outline-level="2"><text:span text:style-name="T18">Maximum Pool Size: </text:span><text:span text:style-name="T13">N</text:span><text:span text:style-name="T12">úmero máximo de conexiones que llegaremos a mantener. Si aumentan, podremos crear un mayor número de conexiones como máximo pero esto también conlleva mayor coste computacional. Si es demasiado bajo, las peticiones podrían congestionarse en colas de espera</text:span></text:h>
      <text:h text:style-name="P41" text:outline-level="2"><text:span text:style-name="T18">Pool Resize Quantity: </text:span><text:span text:style-name="T13">N</text:span><text:span text:style-name="T12">úmero de conexiones a eliminar cuando expira el </text:span><text:span text:style-name="T13">idle timeout. Cuanto mayor sea, las conexiones se irán eliminando de más en más. Esto puede conllevar que se tengan que crear conexiones más frecuentemente si el número es demasiado alto. Por lo contrario, si es demasiado bajo, si hay muchas conexiones ociosas, tardarán más en ser eliminadas</text:span></text:h>
      <text:h text:style-name="P41" text:outline-level="2"><text:span text:style-name="T18">Idle Timeout: </text:span><text:span text:style-name="T13">Tiempo máximo que una conexión puede permanecer ociosa. Si es demasiado alto, las conexiones que no ofrecen servicio permanecerán ocupando recursos durante más tiempo. De lo contrario, si es demasiado bajo, puede que se eliminen conexiones con demasiada frecuencia</text:span></text:h>
      <text:h text:style-name="P42" text:outline-level="2"><text:span text:style-name="T17">Max Wait Time: </text:span><text:span text:style-name="T14">Cantidad de tiempo que espera el invocador antes de que la conexión envíe un timeout</text:span><text:span text:style-name="T15">. </text:span><text:span text:style-name="T16">Si es muy alto, un método </text:span><text:span text:style-name="T14">invocador</text:span><text:span text:style-name="T16"> puede permanecer esperando demasiado tiempo. Por lo contrario, si fuera muy bajo, es posible que el método </text:span><text:span text:style-name="T14">invocador</text:span><text:span text:style-name="T16"> abandonara la conexión antes de que se procesara la consulta que invocó.</text:span></text:h>
      <text:h text:style-name="P43" text:outline-level="2"/>
      <text:h text:style-name="P43" text:outline-level="2"/>
      <text:h text:style-name="P34" text:outline-level="2"/>
      <text:h text:style-name="P52" text:outline-level="2"><text:span text:style-name="T10">EJERCICIO 4.</text:span> </text:h>
      <text:h text:style-name="P33" text:outline-level="2">Localice los siguientes fragmentos de código SQL dentro del proyecto proporcionado (P1-base) correspondientes a los siguientes procedimientos: </text:h>
      <text:h text:style-name="P35" text:outline-level="2">- Consulta de si una tarjeta es válida. </text:h>
      <text:h text:style-name="P35" text:outline-level="2">- Ejecución del pago. Incluya en la memoria de prácticas dichas consultas.</text:h>
      <text:h text:style-name="P35" text:outline-level="2"/>
      <text:h text:style-name="P46" text:outline-level="2">En el fichero visaDAO.java, los metodos para consultar si una tarjeta es válida son:</text:h>
      <text:list xml:id="list5118303109212597287" text:style-name="L4">
        <text:list-item>
          <text:list>
            <text:list-item>
              <text:h text:style-name="P47" text:outline-level="2">GetQryCompruebaTarjeta, que genera la query sql para comprobar los datos de la tarjeta como una string</text:h>
            </text:list-item>
          </text:list>
        </text:list-item>
      </text:list>
      <text:h text:style-name="P45" text:outline-level="2">La query es:</text:h>
      <text:h text:style-name="P45" text:outline-level="2"/>
      <text:h text:style-name="P62" text:outline-level="2">"select * from tarjeta "</text:h>
      <text:h text:style-name="P62" text:outline-level="2"><text:s text:c="20"/>+ "where numeroTarjeta='" + tarjeta.getNumero()</text:h>
      <text:h text:style-name="P62" text:outline-level="2"><text:s text:c="20"/>+ "' and titular='" + tarjeta.getTitular()</text:h>
      <text:h text:style-name="P62" text:outline-level="2"><text:s text:c="20"/>+ "' and validaDesde='" + tarjeta.getFechaEmision()</text:h>
      <text:h text:style-name="P62" text:outline-level="2"><text:s text:c="20"/>+ "' and validaHasta='" + tarjeta.getFechaCaducidad()</text:h>
      <text:h text:style-name="P62" text:outline-level="2"><text:s text:c="20"/>+ "' and codigoVerificacion='" + tarjeta.getCodigoVerificacion() + "'"</text:h>
      <text:h text:style-name="P63" text:outline-level="2"/>
      <text:list xml:id="list193144753678080" text:continue-numbering="true" text:style-name="L4">
        <text:list-item>
          <text:list>
            <text:list-item>
              <text:h text:style-name="P47" text:outline-level="2">CompruebaTarjeta, que utiliza la query generada por el metodo anterior para comprobar en la base de datos que la tarjeta es valida</text:h>
            </text:list-item>
          </text:list>
        </text:list-item>
      </text:list>
      <text:h text:style-name="P45" text:outline-level="2">En el mismo fichero, los metodos para ejecutar el pago son:</text:h>
      <text:list xml:id="list3567097727169985526" text:style-name="L5">
        <text:list-item>
          <text:list>
            <text:list-item>
              <text:h text:style-name="P48" text:outline-level="2">getQryInsertPago, que genera la query sql para insertar un pago nuevo como una string</text:h>
            </text:list-item>
          </text:list>
        </text:list-item>
      </text:list>
      <text:h text:style-name="P45" text:outline-level="2">La query es:</text:h>
      <text:h text:style-name="P45" text:outline-level="2"/>
      <text:h text:style-name="P55" text:outline-level="2">"insert into pago("</text:h>
      <text:h text:style-name="P55" text:outline-level="2"><text:s text:c="20"/>+ "idTransaccion,"</text:h>
      <text:h text:style-name="P55" text:outline-level="2"><text:s text:c="20"/>+ "importe,idComercio,"</text:h>
      <text:h text:style-name="P55" text:outline-level="2"><text:s text:c="20"/>+ "numeroTarjeta)"</text:h>
      <text:h text:style-name="P55" text:outline-level="2"><text:s text:c="20"/>+ " values ("</text:h>
      <text:h text:style-name="P55" text:outline-level="2"><text:s text:c="20"/>+ "'" + pago.getIdTransaccion() + "',"</text:h>
      <text:h text:style-name="P55" text:outline-level="2"><text:s text:c="20"/>+ pago.getImporte() + ","</text:h>
      <text:h text:style-name="P55" text:outline-level="2"><text:s text:c="20"/>+ "'" + pago.getIdComercio() + "',"</text:h>
      <text:h text:style-name="P55" text:outline-level="2"><text:s text:c="20"/>+ "'" + pago.getTarjeta().getNumero() + "'"</text:h>
      <text:h text:style-name="P55" text:outline-level="2"><text:s text:c="20"/>+ ")"</text:h>
      <text:h text:style-name="P45" text:outline-level="2"/>
      <text:list xml:id="list193146491432323" text:continue-numbering="true" text:style-name="L5">
        <text:list-item>
          <text:list>
            <text:list-item>
              <text:h text:style-name="P48" text:outline-level="2">GetQryBuscaPagoTransaccion, que genera la query sql para asegurar que el pago ha funcionado como una string</text:h>
            </text:list-item>
          </text:list>
        </text:list-item>
      </text:list>
      <text:h text:style-name="P45" text:outline-level="2">La query es:</text:h>
      <text:h text:style-name="P45" text:outline-level="2"/>
      <text:h text:style-name="P55" text:outline-level="2">"select idAutorizacion, codRespuesta "</text:h>
      <text:h text:style-name="P55" text:outline-level="2"><text:s text:c="24"/>+ " from pago "</text:h>
      <text:h text:style-name="P55" text:outline-level="2"><text:s text:c="24"/>+ " where idTransaccion = '" + pago.getIdTransaccion()</text:h>
      <text:h text:style-name="P55" text:outline-level="2"><text:s text:c="24"/>+ "' <text:s text:c="2"/>and idComercio = '" + pago.getIdComercio() + "'"</text:h>
      <text:h text:style-name="P45" text:outline-level="2"/>
      <text:list xml:id="list193145702466985" text:continue-numbering="true" text:style-name="L5">
        <text:list-item>
          <text:list>
            <text:list-item>
              <text:h text:style-name="P48" text:outline-level="2">realizaPago, que ejecuta las dos queries anteriores en la base de datos</text:h>
            </text:list-item>
          </text:list>
        </text:list-item>
      </text:list>
      <text:h text:style-name="P35" text:outline-level="2"/>
      <text:h text:style-name="P53" text:outline-level="2"><text:soft-page-break/><text:span text:style-name="T10">EJERCICIO 5:</text:span> </text:h>
      <text:h text:style-name="P36" text:outline-level="2"> Edite el fichero VisaDAO.java y localice el método errorLog. Compruebe en qué partes del código se escribe en log utilizando dicho método. Realice un pago utilizando la página testbd.jsp con la opción de debug activada. Visualice el log del servidor de aplicaciones y compruebe que dicho log contiene información adicional sobre las acciones llevadas a cabo en VisaDAO.java. Incluya en la memoria una captura de pantalla del log del servidor.</text:h>
      <text:h text:style-name="P36" text:outline-level="2"/>
      <text:h text:style-name="P49" text:outline-level="2">Hemos realizado el pago con test_debug, direct_connectio y use_prepared a true.</text:h>
      <text:h text:style-name="P49" text:outline-level="2"><draw:frame draw:style-name="fr1" draw:name="Image3" text:anchor-type="as-char" svg:width="17.002cm" svg:height="3.235cm" draw:z-index="17"><draw:image xlink:href="Pictures/100000000000056000000100087EEACD.png" xlink:type="simple" xlink:show="embed" xlink:actuate="onLoad"/></draw:frame></text:h>
      <text:h text:style-name="P49" text:outline-level="2"/>
      <text:h text:style-name="P52" text:outline-level="2"><text:span text:style-name="T10">EJERCICIO 6.</text:span> </text:h>
      <text:h text:style-name="P64" text:outline-level="2"><text:span text:style-name="T6">Realícense las modificaciones necesarias en VisaDAOWS.java para que implemente de </text:span><text:span text:style-name="T5">manera correcta un servicio web. Los siguientes métodos y todos sus parámetros deberán ser publicados como métodos del servicio. </text:span></text:h>
      <text:h text:style-name="P38" text:outline-level="2"> compruebaTarjeta() </text:h>
      <text:h text:style-name="P38" text:outline-level="2"> realizaPago() </text:h>
      <text:h text:style-name="P38" text:outline-level="2"> isDebug() / setDebug() (Nota: VisaDAO.java contiene dos métodos setDebug que reciben distintos argumentos. Solo uno de ellos podrá ser exportado como servicio web)3 . </text:h>
      <text:h text:style-name="P38" text:outline-level="2"> isPrepared() / setPrepared() </text:h>
      <text:h text:style-name="P38" text:outline-level="2">En la clase DBTester, de la que hereda VisaDAOWS.java, deberemos publicar así mismo: </text:h>
      <text:h text:style-name="P38" text:outline-level="2"> isDirectConnection() / setDirectConnection() </text:h>
      <text:h text:style-name="P38" text:outline-level="2">Para ello, implemente estos métodos también en la clase hija. Es decir, haga un override de Java, implementando estos métodos en VisaDAOWS mediante invocaciones a la clase padre (super). Modifique así mismo el método realizaPago() para que éste devuelva el pago modificado tras la correcta o incorrecta realización del pago: </text:h>
      <text:h text:style-name="P38" text:outline-level="2"> Con identificador de autorización y código de respuesta correcto en caso de haberse realizado. </text:h>
      <text:h text:style-name="P38" text:outline-level="2"> Con null en caso de no haberse podido realizar. </text:h>
      <text:h text:style-name="P38" text:outline-level="2">Por último, conteste a la siguiente pregunta: </text:h>
      <text:h text:style-name="P38" text:outline-level="2"> ¿Por qué se ha de alterar el parámetro de retorno del método realizaPago() para que devuelva el pago el lugar de un boolean?</text:h>
      <text:h text:style-name="P39" text:outline-level="2"/>
      <text:h text:style-name="P54" text:outline-level="2"><text:span text:style-name="T10">EJERCICIO 7.</text:span> </text:h>
      <text:h text:style-name="P40" text:outline-level="2">Despliegue el servicio con la regla correspondiente en el build.xml. Acceda al WSDL remotamente con el navegador e inclúyalo en la memoria de la práctica (habrá que asegurarse que la URL contiene la dirección IP de la máquina virtual donde se encuentra el servidor de aplicaciones). Comente en la memoria aspectos relevantes del código XML del fichero WSDL y su relación con los métodos Java del objeto del servicio, argumentos recibidos y objetos devueltos. Conteste a las siguientes preguntas:  ¿En qué fichero están definidos los tipos de datos intercambiados con el webservie?  ¿Qué tipos de datos predefinidos se usan?  ¿Cuáles son los tipos de datos que se definen?  ¿Qué etiqueta está asociada a los métodos invocados en el webservice?  ¿Qué etiqueta describe los mensajes intercambiados en la invocación de los métodos del webservice?  ¿En qué etiqueta se especifica el protocolo de comunicación con el webservice?  ¿En qué etiqueta se especifica la URL a la que se deberá conectar un cliente para acceder al webservice?</text:h>
      <text:h text:style-name="P39" text:outline-level="2"/>
      <text:h text:style-name="P54" text:outline-level="2"><text:span text:style-name="T10">EJERCICIO 8.</text:span> </text:h>
      <text:h text:style-name="P40" text:outline-level="2">Realícese las modificaciones necesarias en ProcesaPago.java para que implemente de manera correcta la llamada al servicio web mediante stubs estáticos. Téngase en cuenta que:  El nuevo método realizaPago() ahora no devuelve un boolean, sino el propio objeto Pago modificado.  Las llamadas remotas pueden generar nuevas excepciones que deberán ser tratadas en el código cliente.</text:h>
      <text:h text:style-name="P39" text:outline-level="2"/>
      <text:h text:style-name="P54" text:outline-level="2"><text:span text:style-name="T10">EJERCICIO 9.</text:span> </text:h>
      <text:h text:style-name="P40" text:outline-level="2">Modifique la llamada al servicio para que la ruta al servicio remoto se obtenga del fichero de configuración web.xml. Para saber cómo hacerlo consulte el apéndice 15.1 para más información y edite el fichero web.xml y analice los comentarios que allí se incluyen.</text:h>
      <text:h text:style-name="P39" text:outline-level="2"><text:soft-page-break/></text:h>
      <text:h text:style-name="P39" text:outline-level="2"/>
      <text:h text:style-name="P54" text:outline-level="2"><text:span text:style-name="T10">EJERCICIO 10.</text:span> </text:h>
      <text:h text:style-name="P40" text:outline-level="2">Siguiendo el patrón de los cambios anteriores, adaptar las siguientes clases cliente para que toda la funcionalidad de la página de pruebas testbd.jsp se realice a través del servicio web. Esto afecta al menos a los siguientes recursos:  Servlet DelPagos.java: la operación dao.delPagos() debe implementarse en el servicio web.  Servlet GetPagos.java: la operación dao.getPagos() debe implementarse en el servicio web. Tenga en cuenta que no todos los tipos de datos son compatibles con JAXB (especifica como codificar clases java como documentos XML), por lo que es posible que tenga que modificar el valor de retorno de alguno de estos métodos. Los apéndices contienen más información. Más específicamente, se tiene que modificar la declaración actual del método getPagos(), que devuelve un PagoBean[], por: public ArrayList&lt;PagoBean&gt; getPagos(@WebParam(name = "idComercio") String idComercio)</text:h>
      <text:h text:style-name="P39" text:outline-level="2">Hay que tener en cuenta que la página listapagos.jsp espera recibir un array del tipo PagoBean[]. Por ello, es conveniente, una vez obtenida la respuesta, convertir el ArrayList a un array de tipo PagoBean[] utilizando el método toArray() de la clase ArrayList. </text:h>
      <text:h text:style-name="P39" text:outline-level="2"/>
      <text:h text:style-name="P39" text:outline-level="2"/>
      <text:h text:style-name="P54" text:outline-level="2"><text:span text:style-name="T10">EJERCICIO 11.</text:span> </text:h>
      <text:h text:style-name="P40" text:outline-level="2">Realice una importación manual del WSDL del servicio sobre el directorio de clases local. Anote en la memoria qué comando ha sido necesario ejecutar en la línea de comandos, qué clases han sido generadas y por qué. Téngase en cuenta que el servicio debe estar previamente desplegado.</text:h>
      <text:h text:style-name="P39" text:outline-level="2"/>
      <text:h text:style-name="P54" text:outline-level="2"><text:span text:style-name="T10">EJERCICIO 12.</text:span> </text:h>
      <text:h text:style-name="P40" text:outline-level="2">Complete el target generar-stubs definido en build.xml para que invoque a wsimport (utilizar la funcionalidad de ant exec para ejecutar aplicaciones). Téngase en cuenta que: - El raíz del directorio de salida del compilador para la parte cliente ya está definido en build.properties como ${build.client}/WEB-INF/classes - El paquete Java raíz (ssii2) ya está definido como ${paquete} - La URL ya está definida como ${wsdl.url}</text:h>
      <text:h text:style-name="P39" text:outline-level="2"/>
      <text:h text:style-name="P51" text:outline-level="2">EJERCICIO 13: </text:h>
      <text:h text:style-name="P40" text:outline-level="2"> Realice un despliegue de la aplicación completo en dos nodos tal y como se explica en la Figura 8. Habrá que tener en cuenta que ahora en el fichero build.properties hay que especificar la dirección IP del servidor de aplicaciones donde se desplegará la parte del cliente de la aplicación y la dirección IP del servidor de aplicaciones donde se desplegará la parte del servidor. Las variables as.host.client y as.host.server deberán contener esta información.  Probar a realizar pagos correctos a través de la página testbd.jsp. Ejecutar las consultas SQL necesarias para comprobar que se realiza el pago. Anotar en la memoria práctica los resultados en forma de consulta SQL y resultados sobre la tabla de pagos.</text:h>
      <text:h text:style-name="P39" text:outline-level="2"/>
      <text:h text:style-name="P65" text:outline-level="2"/>
      <text:h text:style-name="P70" text:outline-level="2"/>
      <text:h text:style-name="P73" text:outline-level="2">Cuestiones:</text:h>
      <text:h text:style-name="P72" text:outline-level="2">Cuestión número 1:</text:h>
      <text:p text:style-name="P7">Teniendo en cuenta el diagrama de la Figura 3, indicar las páginas html, jsp y servlets por los que se pasa para realizar un pago desde pago.html, pero en el caso de uso en que se introduce una tarjeta cuya fecha de caducidad ha expirado.</text:p>
      <text:p text:style-name="P4">(Texto de la respuesta)</text:p>
      <text:h text:style-name="P71" text:outline-level="2">Cuestión número 2:</text:h>
      <text:p text:style-name="P8">De los diferentes servlets que se usan en la aplicación, ¿podría indicar cuáles son los encargados de solicitar la información sobre el pago con tarjeta cuando se usa pago.html para realizar el pago?</text:p>
      <text:p text:style-name="P3">(Texto de la respuesta)</text:p>
      <text:p text:style-name="P3"/>
      <text:h text:style-name="P71" text:outline-level="2">Cuestión número 3:</text:h>
      <text:p text:style-name="P5">Cuando se accede a pago.html para hacer el pago, ¿qué información solicita cada servlet? Respecto a la información que manejan, ¿cómo la comparten? ¿dónde se almacena?</text:p>
      <text:p text:style-name="P3"><text:s/>(Texto de la respuesta)</text:p>
      <text:p text:style-name="P6"/>
      <text:h text:style-name="P71" text:outline-level="2">Cuestión número 4:</text:h>
      <text:p text:style-name="P5">Enumere las diferencias que existen en la invocación de servlets, a la hora de realizar el pago, cuando se utiliza la página de pruebas extendida testbd.jsp frente a cuando se usa pago.html. ¿Podría indicar por qué funciona correctamente el pago cuando se usa testbd.jsp a pesar de las diferencias observadas?</text:p>
      <text:p text:style-name="P3">(Texto de la respuesta)</text:p>
      <text:p text:style-name="P6"/>
      <text:p text:style-name="P6"/>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arial" svg:font-family="arial, helvetica, clean, sans-serif"/>
    <style:font-face style:name="Arial1"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cm" fo:margin-bottom="0.212cm" loext:contextual-spacing="false"/>
    </style:style>
    <style:style style:name="Header" style:family="paragraph" style:parent-style-name="Default_20_Text" style:next-style-name="Text_20_Body_20_Single" style:class="extra">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cm" fo:margin-right="0cm" fo:margin-top="0.212cm" fo:margin-bottom="0cm" loext:contextual-spacing="false" fo:text-align="justify" style:justify-single-word="false" fo:text-indent="0cm"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423cm" fo:margin-bottom="0.106cm"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423cm" fo:margin-bottom="0.106cm"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423cm" fo:margin-bottom="0.106cm" loext: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2.54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3.81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endnote_20_text" style:display-name="end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5.08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quare_20_List" style:display-name="Squar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List" style:display-name="Number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eader" style:family="paragraph" style:parent-style-name="Normal">
      <style:paragraph-properties>
        <style:tab-stops>
          <style:tab-stop style:position="7.62cm" style:type="center"/>
          <style:tab-stop style:position="15.24cm" style:type="center"/>
        </style:tab-stops>
      </style:paragraph-properties>
    </style:style>
    <style:style style:name="Triangle_20_List" style:display-name="Triangle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cm" fo:margin-bottom="0cm" loext:contextual-spacing="false" fo:text-align="start" style:justify-single-word="false" fo:keep-with-next="auto">
        <style:tab-stops>
          <style:tab-stop style:position="0.76cm"/>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8.5cm" style:type="center"/>
          <style:tab-stop style:position="17.002cm" style:type="center"/>
        </style:tab-stops>
      </style:paragraph-properties>
    </style:style>
    <style:style style:name="Dashed_20_List" style:display-name="Dashe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er" style:family="paragraph" style:parent-style-name="Normal">
      <style:paragraph-properties>
        <style:tab-stops>
          <style:tab-stop style:position="7.62cm" style:type="center"/>
          <style:tab-stop style:position="15.24cm"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Hand_20_List" style:display-name="Hand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footnote_20_text" style:display-name="footnote text" style:family="paragraph" style:parent-style-name="Normal">
      <style:paragraph-properties fo:margin-top="0cm" fo:margin-bottom="0cm"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423cm" fo:margin-bottom="0.212cm"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2.54cm" fo:margin-right="2.54cm" fo:margin-top="0cm" fo:margin-bottom="0.212cm" loext:contextual-spacing="false" fo:text-align="start" style:justify-single-word="false" fo:text-indent="0cm" style:auto-text-indent="false"/>
      <style:text-properties fo:font-size="12pt" style:font-size-asian="12pt" style:font-size-complex="12pt"/>
    </style:style>
    <style:style style:name="Plain_20_Text" style:display-name="Plain Text" style:family="paragraph" style:parent-style-name="Normal">
      <style:paragraph-properties fo:margin-top="0cm" fo:margin-bottom="0cm"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2.794cm"/>
        </style:tab-stops>
      </style:paragraph-properties>
    </style:style>
    <style:style style:name="Implies_20_List" style:display-name="Implies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Star_20_List" style:display-name="Star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2.794cm"/>
        </style:tab-stops>
      </style:paragraph-properties>
    </style:style>
    <style:style style:name="Box_20_List" style:display-name="Box List" style:family="paragraph" style:parent-style-name="Normal">
      <style:paragraph-properties fo:margin-left="1.27cm" fo:margin-right="0cm" fo:margin-top="0cm" fo:margin-bottom="0cm" loext:contextual-spacing="false" fo:text-align="start" style:justify-single-word="false" fo:text-indent="-0.76cm" style:auto-text-indent="false"/>
      <style:text-properties fo:font-size="12pt" style:font-size-asian="12pt" style:font-size-complex="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x="0cm" svg:y="0cm"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cm" svg:y="0cm" style:wrap="none" style:vertical-pos="top" style:vertical-rel="baseline" style:horizontal-pos="center" style:horizontal-rel="paragraph"/>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1.27cm" text:min-label-distance="0.353cm"/>
      </text:list-level-style-number>
      <text:list-level-style-number text:level="2" style:num-suffix="." style:num-format="A" style:num-letter-sync="true">
        <style:list-level-properties text:space-before="1.27cm" text:min-label-width="1.27cm" text:min-label-distance="0.353cm"/>
      </text:list-level-style-number>
      <text:list-level-style-number text:level="3" style:num-suffix="." style:num-format="1">
        <style:list-level-properties text:space-before="2.54cm" text:min-label-width="1.27cm" text:min-label-distance="0.353cm"/>
      </text:list-level-style-number>
      <text:list-level-style-number text:level="4" style:num-suffix=")" style:num-format="a" style:num-letter-sync="true">
        <style:list-level-properties text:space-before="3.81cm" text:min-label-width="1.27cm" text:min-label-distance="0.353cm"/>
      </text:list-level-style-number>
      <text:list-level-style-number text:level="5" style:num-prefix="(" style:num-suffix=")" style:num-format="1">
        <style:list-level-properties text:space-before="5.08cm" text:min-label-width="1.27cm" text:min-label-distance="0.353cm"/>
      </text:list-level-style-number>
      <text:list-level-style-number text:level="6" style:num-prefix="(" style:num-suffix=")" style:num-format="a" style:num-letter-sync="true">
        <style:list-level-properties text:space-before="6.35cm" text:min-label-width="1.27cm" text:min-label-distance="0.353cm"/>
      </text:list-level-style-number>
      <text:list-level-style-number text:level="7" style:num-prefix="(" style:num-suffix=")" style:num-format="i">
        <style:list-level-properties text:space-before="7.62cm" text:min-label-width="1.27cm" text:min-label-distance="0.353cm"/>
      </text:list-level-style-number>
      <text:list-level-style-number text:level="8" style:num-prefix="(" style:num-suffix=")" style:num-format="a" style:num-letter-sync="true">
        <style:list-level-properties text:space-before="8.89cm" text:min-label-width="1.27cm" text:min-label-distance="0.353cm"/>
      </text:list-level-style-number>
      <text:list-level-style-number text:level="9" style:num-prefix="(" style:num-suffix=")" style:num-format="i">
        <style:list-level-properties text:space-before="10.16cm" text:min-label-width="1.27cm" text:min-label-distance="0.353cm"/>
      </text:list-level-style-number>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20.999cm" fo:page-height="29.699cm" style:num-format="1" style:print-orientation="portrait" fo:margin-top="1.499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649cm" fo:margin-left="0cm" fo:margin-right="0cm" fo:margin-top="1.15cm" style:dynamic-spacing="true"/>
      </style:footer-style>
    </style:page-layout>
  </office:automatic-styles>
  <office:master-styles>
    <style:master-page style:name="Standard" style:page-layout-name="Mpm1">
      <style:footer>
        <text:p text:style-name="MP1"><text:page-number style:num-format="1" text:select-page="current">11</text:page-number><text:span text:style-name="MT1"> <text:s/></text:span></text:p>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4.3$Linux_X86_64 LibreOffice_project/40m0$Build-3</meta:generator>
    <meta:creation-date>2010-02-04T21:49:53</meta:creation-date>
    <dc:date>2018-02-20T19:31:44.321923038</dc:date>
    <dc:language>es-ES</dc:language>
    <meta:editing-cycles>24</meta:editing-cycles>
    <meta:editing-duration>PT2H36M54S</meta:editing-duration>
    <dc:creator>Carlos Hu</dc:creator>
    <meta:document-statistic meta:table-count="1" meta:image-count="19" meta:object-count="0" meta:page-count="11" meta:paragraph-count="161" meta:word-count="2483" meta:character-count="16009" meta:non-whitespace-character-count="13298"/>
    <meta:user-defined meta:name="Info 1"/>
    <meta:user-defined meta:name="Info 2"/>
    <meta:user-defined meta:name="Info 3"/>
    <meta:user-defined meta:name="Info 4"/>
  </office:meta>
</office:document-meta>
</file>